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e6e6ff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808080" draw:textarea-horizontal-align="center" draw:textarea-vertical-align="middle"/>
    </style:style>
    <style:style style:name="gr5" style:family="graphic" style:parent-style-name="standard">
      <style:graphic-properties draw:marker-start="Arrowheads_20_3" draw:marker-start-width="0.3cm" draw:marker-end="Arrowheads_20_3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'Comic Sans MS'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/>
    </style:style>
    <style:style style:name="P7" style:family="paragraph">
      <style:text-properties fo:font-size="8pt" fo:font-style="italic"/>
    </style:style>
    <style:style style:name="P8" style:family="paragraph">
      <style:paragraph-properties fo:margin-left="0cm" fo:margin-right="0cm" fo:text-indent="0cm"/>
      <style:text-properties fo:font-style="italic"/>
    </style:style>
    <style:style style:name="T1" style:family="text">
      <style:text-properties fo:font-size="10pt"/>
    </style:style>
    <style:style style:name="T2" style:family="text">
      <style:text-properties fo:font-family="'Comic Sans MS'" style:font-pitch="variable"/>
    </style:style>
    <style:style style:name="T3" style:family="text">
      <style:text-properties fo:font-size="8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0.92cm" svg:height="0.86cm" svg:x="11.986cm" svg:y="0.422cm">
          <text:p text:style-name="P1"><text:span text:style-name="T1">B1</text:span></text:p>
        </draw:rect>
        <draw:frame draw:style-name="gr2" draw:text-style-name="P4" draw:layer="layout" svg:width="9.997cm" svg:height="1.136cm" svg:x="0.472cm" svg:y="1.549cm">
          <draw:text-box>
            <text:p text:style-name="P3"><text:span text:style-name="T2">V vs = y [ <text:s text:c="7"/>I is=i [ <text:s text:c="6"/>] <text:s text:c="7"/>]</text:span></text:p>
          </draw:text-box>
        </draw:frame>
        <draw:rect draw:style-name="gr1" draw:text-style-name="P2" draw:layer="layout" svg:width="0.92cm" svg:height="0.86cm" svg:x="13.087cm" svg:y="1.815cm">
          <text:p text:style-name="P1"><text:span text:style-name="T1">B2</text:span></text:p>
        </draw:rect>
        <draw:custom-shape draw:style-name="gr3" draw:text-style-name="P5" draw:layer="layout" svg:width="0.737cm" svg:height="0.448cm" svg:x="10.596cm" svg:y="1.972cm">
          <text:p text:style-name="P3"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rect draw:style-name="gr4" draw:text-style-name="P6" draw:layer="layout" svg:width="0.92cm" svg:height="0.86cm" svg:x="3.641cm" svg:y="1.776cm">
          <text:p text:style-name="P1"><text:span text:style-name="T1">B1</text:span></text:p>
        </draw:rect>
        <draw:rect draw:style-name="gr4" draw:text-style-name="P6" draw:layer="layout" svg:width="0.92cm" svg:height="0.86cm" svg:x="7.016cm" svg:y="1.74cm">
          <text:p text:style-name="P1"><text:span text:style-name="T1">B2</text:span></text:p>
        </draw:rect>
        <draw:frame draw:style-name="gr2" draw:text-style-name="P7" draw:layer="layout" svg:width="1.311cm" svg:height="0.569cm" svg:x="13.016cm" svg:y="1.233cm">
          <draw:text-box>
            <text:p text:style-name="P3"><text:span text:style-name="T3">y lines</text:span></text:p>
          </draw:text-box>
        </draw:frame>
        <draw:line draw:style-name="gr5" draw:text-style-name="P5" draw:layer="layout" svg:x1="12.966cm" svg:y1="2.141cm" svg:x2="11.999cm" svg:y2="2.14cm">
          <text:p text:style-name="P3"/>
        </draw:line>
        <draw:rect draw:style-name="gr4" draw:text-style-name="P6" draw:layer="layout" svg:width="0.92cm" svg:height="0.86cm" svg:x="8.83cm" svg:y="1.801cm">
          <text:p text:style-name="P1"><text:span text:style-name="T1">B3</text:span></text:p>
        </draw:rect>
        <draw:rect draw:style-name="gr1" draw:text-style-name="P2" draw:layer="layout" svg:width="0.92cm" svg:height="0.86cm" svg:x="12.082cm" svg:y="3.059cm">
          <text:p text:style-name="P1"><text:span text:style-name="T1">B3</text:span></text:p>
        </draw:rect>
        <draw:line draw:style-name="gr5" draw:text-style-name="P5" draw:layer="layout" svg:x1="13.063cm" svg:y1="1.754cm" svg:x2="13.063cm" svg:y2="1.306cm">
          <text:p text:style-name="P3"/>
        </draw:line>
        <draw:frame draw:style-name="gr2" draw:text-style-name="P7" draw:layer="layout" svg:width="1.548cm" svg:height="0.569cm" svg:x="11.708cm" svg:y="2.165cm">
          <draw:text-box>
            <text:p text:style-name="P8"><text:span text:style-name="T3">i spa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3" draw:display-name="Arrowheads 3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7-03-09T11:42:38</dc:date>
    <dc:language>en-US</dc:language>
    <meta:editing-cycles>15</meta:editing-cycles>
    <meta:editing-duration>PT10H53M52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